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projet a été l'expérience la plus enrichissante de mon parcours à Telecom Bretagne. </text:p>
      <text:p text:style-name="Standard"/>
      <text:p text:style-name="Standard">Avant toute chose, je tenais particulièrement au mois de février, à être placé dans un projet de développement très axé sur la programmation: je voulais d'un projet « productif » à l'opposé du projet du premier semestre, et pendant lequel j'aurai le temps de mettre à profit mes compétences de programmation pour créer quelque chose d'utile et de « personnel ».</text:p>
      <text:p text:style-name="Standard"/>
      <text:p text:style-name="Standard">Puis le projet a démarré. J'ai eu la chance de partager ce groupe avec deux autres personnes très impliquées dans sa réussite, et qui avaient déjà un « passé » en programmation. Je me suis plié à leur choix de langage de programmation : le C++, plus particulièrement son framework Qt. </text:p>
      <text:p text:style-name="Standard"/>
      <text:p text:style-name="Standard">La première partie du projet a été un peu déconcertante : il nous a fallu près d'un mois avant de commencer à écrire la moindre ligne de code. Il a été <text:s/>long et difficile de dessiner l'architecture de notre solution et d'envisager un protocole de communication stable entre ses éléments. Contrairement aux autres projets de développement axées programmation, il ne nous suffisait pas de créer une simple application autonome, mais de créer parallèlement une application cliente et une application serveur ; et c'est bien là, la principale difficulté : chaque jalon du projet devait être pensé double, côté client et serveur. A cela s'ajoutait en plus une interface web qui nous forçait parfois à penser « triple ».</text:p>
      <text:p text:style-name="Standard"/>
      <text:p text:style-name="Standard">C'est à la mi-mars que les choses ont vraiment démarré : le codage. Le mois passé à réfléchir à la structure et aux jalons n'a alors pas été vain : les choses se sont globalement déroulées comme prévues, sans inattendus majeurs (juste quelques bogues) et nous avons enregistré un retard maximal ne dépassant pas deux semaines. A la fin mai, le produit était fonctionnel et répondait à l'intégralité des exigences fonctionnelles du tuteur.</text:p>
      <text:p text:style-name="Standard"/>
      <text:p text:style-name="Standard"/>
      <text:p text:style-name="Standard">Yann MA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Yann MAHE</meta:initial-creator>
    <meta:creation-date>2011-06-14T21:18:14</meta:creation-date>
    <dc:date>2011-06-14T22:20:39</dc:date>
    <dc:creator>Yann MAHE</dc:creator>
    <meta:editing-duration>PT31M25S</meta:editing-duration>
    <meta:editing-cycles>5</meta:editing-cycles>
    <meta:generator>LibreOffice/3.3$Unix LibreOffice_project/330m19$Build-202</meta:generator>
    <meta:document-statistic meta:table-count="0" meta:image-count="0" meta:object-count="0" meta:page-count="1" meta:paragraph-count="6" meta:word-count="319" meta:character-count="1895"/>
  </office:meta>
</office:document-meta>
</file>